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2A00000B1B1C11B1FFBCF710B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062cm" svg:height="11.999cm" svg:x="1.486cm" svg:y="0.016cm">
          <draw:image xlink:href="Pictures/1000000000000B2A00000B1B1C11B1FFBCF710B6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45:29.149732973</dc:date>
    <meta:editing-duration>PT2M8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